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510000022518B2662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0in" svg:y="0in" svg:width="10.9866in" svg:height="7.1043in" draw:z-index="0">
        <draw:image xlink:href="Pictures/10000000000003510000022518B2662B.png" xlink:type="simple" xlink:show="embed" xlink:actuate="onLoad"/>
      </draw:frame>
      <draw:frame draw:style-name="fr1" draw:name="graphics2" text:anchor-type="page" text:anchor-page-number="2" svg:x="0in" svg:y="0in" svg:width="10.9866in" svg:height="7.1043in" draw:z-index="1">
        <draw:image xlink:href="Pictures/10000000000003510000022518B2662B.png" xlink:type="simple" xlink:show="embed" xlink:actuate="onLoad"/>
      </draw:frame>
      <text:p text:style-name="Standard"/>
      <text:p text:style-name="Standard"/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 R</meta:initial-creator>
    <meta:creation-date>2015-04-17T09:32:01</meta:creation-date>
    <dc:date>2015-04-17T09:33:38</dc:date>
    <dc:creator>C R</dc:creator>
    <meta:editing-duration>P0D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3.5$Linux_x86 LibreOffice_project/350m1$Build-2</meta:generator>
  </office:meta>
</office:document-meta>
</file>